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5.973cm" fo:min-width="5.977cm"/>
    </style:style>
    <style:style style:name="gr2" style:family="graphic" style:parent-style-name="standard">
      <style:graphic-properties svg:stroke-opacity="100%" draw:fill="solid" draw:fill-color="#dddddd" draw:opacity="100%" draw:opacity-name="Transparency_20_1" draw:textarea-horizontal-align="justify" draw:textarea-vertical-align="top" draw:auto-grow-height="false" fo:min-height="11.26cm" fo:min-width="8.518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5.084cm" fo:min-width="5.596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1.338cm" fo:min-width="1.834cm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0.639cm" fo:min-width="3.056cm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0.639cm" fo:min-width="3.0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9" style:family="graphic" style:parent-style-name="standard">
      <style:graphic-properties draw:fill-color="#b47804" draw:textarea-horizontal-align="justify" draw:textarea-vertical-align="middle" draw:auto-grow-height="false" fo:min-height="1.401cm" fo:min-width="1.659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258cm"/>
    </style:style>
    <style:style style:name="gr13" style:family="graphic" style:parent-style-name="objectwithoutfill">
      <style:graphic-properties draw:stroke="dash" draw:stroke-dash="Ultrafine_20_2_20_Dots_20_3_20_Dashes" draw:marker-start="Arrow" draw:marker-end="Arrow" draw:marker-end-width="0.3cm" draw:fill="solid" draw:textarea-vertical-align="middle"/>
    </style:style>
    <style:style style:name="gr14" style:family="graphic" style:parent-style-name="objectwithoutfill">
      <style:graphic-properties draw:stroke="dash" draw:stroke-dash="Ultrafine_20_2_20_Dots_20_3_20_Dashes"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solid" draw:fill-color="#dddddd" draw:opacity="100%" draw:opacity-name="Transparency_20_1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-color="#ec9ba4"/>
      <style:paragraph-properties fo:text-align="center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b47804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text-properties fo:font-size="14pt"/>
    </style:style>
    <style:style style:name="P16" style:family="paragraph">
      <loext:graphic-properties draw:fill="none" draw:fill-color="#ffffff"/>
      <style:text-properties fo:font-size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6.477cm" svg:height="6.223cm" svg:x="1.381cm" svg:y="17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017cm" svg:height="18.415cm" svg:x="10.398cm" svg:y="4.81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12" draw:id="id12" draw:layer="layout" svg:width="6.096cm" svg:height="5.334cm" svg:x="1.543cm" svg:y="10.906cm">
          <text:p text:style-name="P3">DBTarza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67cm" svg:height="3.175cm" svg:x="7.731cm" svg:y="11.7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1" draw:id="id1" draw:layer="layout" svg:width="3.556cm" svg:height="0.889cm" svg:x="11.414cm" svg:y="11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3.556cm" svg:height="0.889cm" svg:x="11.414cm" svg:y="13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3.556cm" svg:height="0.889cm" svg:x="11.414cm" svg:y="15.7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8" draw:id="id8" draw:layer="layout" svg:width="3.556cm" svg:height="0.889cm" svg:x="2.905cm" svg:y="20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0" draw:id="id10" draw:layer="layout" svg:width="3.556cm" svg:height="0.889cm" svg:x="2.905cm" svg:y="21.95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211cm" svg:height="0.962cm" svg:x="13.319cm" svg:y="6.969cm">
          <draw:text-box>
            <text:p>Database</text:p>
          </draw:text-box>
        </draw:frame>
        <draw:frame draw:style-name="gr8" draw:text-style-name="P10" draw:layer="layout" svg:width="7.112cm" svg:height="1.016cm" svg:x="1.254cm" svg:y="17.764cm">
          <draw:text-box>
            <text:p text:style-name="P9"><text:span text:style-name="T1">Configuration file (.fak)</text:span></text:p>
          </draw:text-box>
        </draw:frame>
        <draw:custom-shape draw:style-name="gr9" draw:text-style-name="P11" xml:id="id3" draw:id="id3" draw:layer="layout" svg:width="2.159cm" svg:height="1.651cm" svg:x="15.951cm" svg:y="10.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2" draw:id="id2" draw:layer="layout" svg:width="2.159cm" svg:height="1.651cm" svg:x="15.986cm" svg:y="12.4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5" draw:id="id5" draw:layer="layout" svg:width="2.159cm" svg:height="1.651cm" svg:x="15.986cm" svg:y="14.325cm">
          <text:p/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line" svg:x1="14.97cm" svg:y1="11.985cm" svg:x2="15.986cm" svg:y2="13.232cm" draw:start-shape="id1" draw:start-glue-point="1" draw:end-shape="id2" draw:end-glue-point="3" svg:d="M14970 11985l1016 1247" svg:viewBox="0 0 1017 1248">
          <text:p/>
        </draw:connector>
        <draw:connector draw:style-name="gr10" draw:text-style-name="P12" draw:layer="layout" draw:type="line" svg:x1="15.951cm" svg:y1="11.315cm" svg:x2="14.97cm" svg:y2="11.985cm" draw:start-shape="id3" draw:end-shape="id1" svg:d="M15951 11315l-981 670" svg:viewBox="0 0 982 671">
          <text:p/>
        </draw:connector>
        <draw:connector draw:style-name="gr10" draw:text-style-name="P12" draw:layer="layout" draw:type="line" svg:x1="15.986cm" svg:y1="13.232cm" svg:x2="14.97cm" svg:y2="14.082cm" draw:start-shape="id2" draw:start-glue-point="3" draw:end-shape="id4" svg:d="M15986 13232l-1016 850" svg:viewBox="0 0 1017 851">
          <text:p/>
        </draw:connector>
        <draw:connector draw:style-name="gr10" draw:text-style-name="P12" draw:layer="layout" draw:type="line" svg:x1="14.97cm" svg:y1="14.082cm" svg:x2="15.986cm" svg:y2="15.15cm" draw:start-shape="id4" draw:end-shape="id5" draw:end-glue-point="3" svg:d="M14970 14082l1016 1068" svg:viewBox="0 0 1017 1069">
          <text:p/>
        </draw:connector>
        <draw:custom-shape draw:style-name="gr9" draw:text-style-name="P11" xml:id="id6" draw:id="id6" draw:layer="layout" svg:width="2.159cm" svg:height="1.651cm" svg:x="15.986cm" svg:y="16.24cm">
          <text:p/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line" svg:x1="15.986cm" svg:y1="17.065cm" svg:x2="14.97cm" svg:y2="16.176cm" draw:start-shape="id6" draw:end-shape="id7" draw:end-glue-point="1" svg:d="M15986 17065l-1016-889" svg:viewBox="0 0 1017 890">
          <text:p/>
        </draw:connector>
        <draw:connector draw:style-name="gr10" draw:text-style-name="P12" draw:layer="layout" draw:type="line" svg:x1="14.97cm" svg:y1="16.176cm" svg:x2="15.986cm" svg:y2="15.15cm" draw:start-shape="id7" draw:end-shape="id5" svg:d="M14970 16176l1016-1026" svg:viewBox="0 0 1017 1027">
          <text:p/>
        </draw:connector>
        <draw:custom-shape draw:style-name="gr9" draw:text-style-name="P11" draw:layer="layout" svg:width="2.159cm" svg:height="1.651cm" svg:x="15.986cm" svg:y="14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159cm" svg:height="1.651cm" svg:x="15.986cm" svg:y="14.20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3.343cm" svg:height="0.806cm" svg:x="11.437cm" svg:y="10.468cm">
          <draw:text-box>
            <text:p text:style-name="P13"><text:span text:style-name="T2">Foreign keys</text:span></text:p>
          </draw:text-box>
        </draw:frame>
        <draw:frame draw:style-name="gr12" draw:text-style-name="P16" draw:layer="layout" svg:width="2.286cm" svg:height="0.806cm" svg:x="15.859cm" svg:y="9.465cm">
          <draw:text-box>
            <text:p text:style-name="P15">Tables</text:p>
          </draw:text-box>
        </draw:frame>
        <draw:custom-shape draw:style-name="gr9" draw:text-style-name="P11" xml:id="id9" draw:id="id9" draw:layer="layout" svg:width="2.159cm" svg:height="1.651cm" svg:x="15.986cm" svg:y="18.272cm">
          <text:p/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" svg:x1="6.461cm" svg:y1="20.748cm" svg:x2="15.986cm" svg:y2="17.065cm" draw:start-shape="id8" draw:end-shape="id6" draw:end-glue-point="3" svg:d="M6461 20748l9525-3683" svg:viewBox="0 0 9526 3684">
          <text:p/>
        </draw:connector>
        <draw:connector draw:style-name="gr14" draw:text-style-name="P12" draw:layer="layout" draw:type="line" svg:x1="6.461cm" svg:y1="20.748cm" svg:x2="15.986cm" svg:y2="19.097cm" draw:start-shape="id8" draw:end-shape="id9" svg:d="M6461 20748l9525-1651" svg:viewBox="0 0 9526 1652">
          <text:p/>
        </draw:connector>
        <draw:custom-shape draw:style-name="gr9" draw:text-style-name="P11" xml:id="id11" draw:id="id11" draw:layer="layout" svg:width="2.159cm" svg:height="1.651cm" svg:x="15.986cm" svg:y="20.177cm">
          <text:p/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" svg:x1="6.461cm" svg:y1="22.399cm" svg:x2="15.986cm" svg:y2="19.097cm" draw:start-shape="id10" draw:start-glue-point="1" draw:end-shape="id9" svg:d="M6461 22399l9525-3302" svg:viewBox="0 0 9526 3303">
          <text:p/>
        </draw:connector>
        <draw:connector draw:style-name="gr13" draw:text-style-name="P12" draw:layer="layout" draw:type="line" svg:x1="6.461cm" svg:y1="22.399cm" svg:x2="15.986cm" svg:y2="21.002cm" draw:start-shape="id10" draw:start-glue-point="1" draw:end-shape="id11" svg:d="M6461 22399l9525-1397" svg:viewBox="0 0 9526 1398">
          <text:p/>
        </draw:connector>
        <draw:connector draw:style-name="gr13" draw:text-style-name="P12" draw:layer="layout" draw:type="line" svg:x1="6.334cm" svg:y1="22.527cm" svg:x2="15.986cm" svg:y2="19.098cm" svg:d="M6334 22527l9652-3429" svg:viewBox="0 0 9653 3430">
          <text:p/>
        </draw:connector>
        <draw:frame draw:style-name="gr15" draw:text-style-name="P14" draw:layer="layout" svg:width="6.096cm" svg:height="0.889cm" svg:x="1.868cm" svg:y="19.07cm">
          <draw:text-box>
            <text:p text:style-name="P13"><text:span text:style-name="T2">Additional foreign keys</text:span></text:p>
          </draw:text-box>
        </draw:frame>
        <draw:connector draw:style-name="gr10" draw:text-style-name="P12" draw:layer="layout" draw:type="line" svg:x1="4.591cm" svg:y1="16.24cm" svg:x2="4.619cm" svg:y2="17.51cm" draw:start-shape="id12" draw:end-shape="id13" svg:d="M4591 16240l28 1270" svg:viewBox="0 0 29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4T19:18:53.387322880</meta:creation-date>
    <dc:date>2019-08-15T07:24:35.799540506</dc:date>
    <meta:editing-duration>PT17M19S</meta:editing-duration>
    <meta:editing-cycles>3</meta:editing-cycles>
    <meta:generator>LibreOffice/6.2.5.2$Linux_X86_64 LibreOffice_project/20$Build-2</meta:generator>
    <meta:document-statistic meta:object-count="34"/>
  </office:meta>
</office:document-meta>
</file>